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2.91cm" fo:margin-right="0cm" fo:text-align="start" style:justify-single-word="false" fo:text-indent="0cm" style:auto-text-indent="false"/>
      <style:text-properties style:font-name="Tahoma" fo:font-size="10.3999996185303pt" style:text-underline-style="none" fo:font-weight="normal" style:font-size-asian="10.3999996185303pt" style:font-weight-asian="normal" style:font-size-complex="10.3999996185303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ahoma" fo:font-size="10.3999996185303pt" style:text-underline-style="none" fo:font-weight="normal" style:font-size-asian="10.3999996185303pt" style:font-weight-asian="normal" style:font-size-complex="10.3999996185303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ahoma" fo:font-size="10.3999996185303pt" fo:language="en" fo:country="GB" style:text-underline-style="none" fo:font-weight="normal" style:font-size-asian="10.3999996185303pt" style:font-weight-asian="normal" style:font-size-complex="10.3999996185303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ahoma" fo:font-size="10.3999996185303pt" style:text-underline-style="solid" style:text-underline-width="auto" style:text-underline-color="font-color" fo:font-weight="bold" style:font-size-asian="10.3999996185303pt" style:font-weight-asian="bold" style:font-size-complex="10.399999618530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ahom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ahoma" fo:font-size="10.3999996185303pt" style:text-underline-style="solid" style:text-underline-width="auto" style:text-underline-color="font-color" fo:font-weight="bold" style:font-size-asian="10.3999996185303pt" style:font-weight-asian="bold" style:font-size-complex="10.3999996185303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ahoma" fo:font-size="10.3999996185303pt" style:text-underline-style="none" fo:font-weight="normal" style:font-size-asian="10.3999996185303pt" style:font-weight-asian="normal" style:font-size-complex="10.3999996185303pt" style:font-weight-complex="normal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description" text:name="patientDescription"/>
        <text:user-field-decl office:value-type="string" office:string-value="startTime" text:name="vaccinationDate"/>
        <text:user-field-decl office:value-type="string" office:string-value="[party:getBillingAddress(party:getPatientOwner(openvpms:get(.,'patient.entity')))]" text:name="ownerAddress"/>
        <text:user-field-decl office:value-type="string" office:string-value="[party:getPartyFullName(party:getPatientOwner(openvpms:get(.,'patient.entity')))]" text:name="ownerName"/>
        <text:user-field-decl office:value-type="string" office:string-value="patient.entity.sex" text:name="patientSex"/>
        <text:user-field-decl office:value-type="string" office:string-value="patient.entity.species" text:name="patientSpecies"/>
        <text:user-field-decl office:value-type="string" office:string-value="patient.entity.breed" text:name="patientBreed"/>
        <text:user-field-decl office:value-type="string" office:string-value="product.entity.printedName" text:name="productPrintedName"/>
        <text:user-field-decl office:value-type="string" office:string-value="clinician.entity.name" text:name="clinician"/>
        <text:user-field-decl office:value-type="string" office:string-value="patient.entity.Age" text:name="patientAge"/>
      </text:user-field-decls>
      <text:p text:style-name="P1"><text:user-field-get text:name="ownerName">[party:getPartyFullName(party:getPatientOwner(openvpms:get(.,'patient.entity')))]</text:user-field-get></text:p>
      <text:p text:style-name="P1"><text:user-field-get text:name="ownerAddress">[party:getBillingAddress(party:getPatientOwner(openvpms:get(.,'patient.entity')))]</text:user-field-get></text:p>
      <text:p text:style-name="P2"/>
      <text:p text:style-name="P3"><text:date style:data-style-name="N76" text:date-value="2007-08-01T15:52:06.30" text:fixed="true">1 August 2007</text:date></text:p>
      <text:p text:style-name="P4"/>
      <text:p text:style-name="P5">Vaccination Reminder</text:p>
      <text:p text:style-name="P6"/>
      <text:p text:style-name="P7">Dear <text:user-field-get text:name="ownerName">[party:getPartyFullName(party:getPatientOwner(openvpms:get(.,'patient.entity')))]</text:user-field-get>,</text:p>
      <text:p text:style-name="P7"/>
      <text:p text:style-name="P7"><text:s text:c="2"/>It will soon be 12 months since <text:user-field-get text:name="patientName">patient.entity.name</text:user-field-get> was vaccinated and we would like to remind you of the importance of maintaining current immunisation status.</text:p>
      <text:p text:style-name="P7"/>
      <text:p text:style-name="P7"><text:s text:c="2"/>Distemper, Hepatitis and Parvovirus vaccinations should be given every year for life. <text:s/>Kennel cough vaccinations are recommended for dogs going to boarding kennels. <text:s/>All vaccinations include a full examination and present an opportunity to discuss any health matters with the veterinarian.</text:p>
      <text:p text:style-name="P7"/>
      <text:p text:style-name="P7"><text:s text:c="2"/>Please disregard this letter if you have already attended to this matter or notify us if you believe our records are incorrect.</text:p>
      <text:p text:style-name="P7"/>
      <text:p text:style-name="P7"><text:s text:c="2"/>Thank yo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1" style:font-size-asian="12pt" style:font-weight-asian="bold" style:font-name-complex="Tahoma2" style:font-size-complex="12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Numbering_20_Symbols" style:display-name="Numbering Symbols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4.801cm" fo:page-height="21.001cm" style:num-format="1" style:print-orientation="portrait" fo:margin-top="4.001cm" fo:margin-bottom="1.91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Tony De Keizer</meta:initial-creator>
    <meta:creation-date>2006-08-09T14:03:22</meta:creation-date>
    <dc:creator>Tony De Keizer</dc:creator>
    <dc:date>2007-08-01T15:53:09</dc:date>
    <dc:language>en-US</dc:language>
    <meta:editing-cycles>50</meta:editing-cycles>
    <meta:editing-duration>PT9H37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92" meta:character-count="606"/>
  </office:meta>
</office:document-meta>
</file>